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f326" officeooo:paragraph-rsid="0003f326" style:font-name-complex="Vazir"/>
    </style:style>
    <style:style style:name="P2" style:family="paragraph" style:parent-style-name="Standard">
      <style:text-properties officeooo:rsid="0004b8bb" officeooo:paragraph-rsid="000627b2" style:font-name-complex="Vazir"/>
    </style:style>
    <style:style style:name="P3" style:family="paragraph" style:parent-style-name="Standard">
      <style:text-properties officeooo:rsid="000627b2" officeooo:paragraph-rsid="000627b2" style:font-name-complex="Vazir"/>
    </style:style>
    <style:style style:name="P4" style:family="paragraph" style:parent-style-name="Standard">
      <style:text-properties officeooo:rsid="000872b7" officeooo:paragraph-rsid="000872b7" style:font-name-complex="Vazir"/>
    </style:style>
    <style:style style:name="P5" style:family="paragraph" style:parent-style-name="Standard">
      <style:text-properties officeooo:rsid="0009e3e0" officeooo:paragraph-rsid="0009e3e0" style:font-name-complex="Vazir"/>
    </style:style>
    <style:style style:name="P6" style:family="paragraph" style:parent-style-name="Standard">
      <style:text-properties officeooo:rsid="000a9783" officeooo:paragraph-rsid="000a9783" style:font-name-complex="Vazir"/>
    </style:style>
    <style:style style:name="P7" style:family="paragraph" style:parent-style-name="Standard">
      <style:text-properties fo:font-weight="bold" officeooo:rsid="0003f326" officeooo:paragraph-rsid="0003f326" style:font-name-complex="Vazir"/>
    </style:style>
    <style:style style:name="T1" style:family="text">
      <style:text-properties officeooo:rsid="000627b2"/>
    </style:style>
    <style:style style:name="T2" style:family="text">
      <style:text-properties officeooo:rsid="00077a6d"/>
    </style:style>
    <style:style style:name="T3" style:family="text">
      <style:text-properties officeooo:rsid="000872b7"/>
    </style:style>
    <style:style style:name="T4" style:family="text">
      <style:text-properties officeooo:rsid="0009e3e0"/>
    </style:style>
    <style:style style:name="T5" style:family="text">
      <style:text-properties officeooo:rsid="000d7c33"/>
    </style:style>
    <style:style style:name="T6" style:family="text">
      <style:text-properties officeooo:rsid="000dc9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ing-in-ground-effect</text:p>
      <text:p text:style-name="P1">اسلاید ۳</text:p>
      <text:p text:style-name="P1">اکرانوپلان نوعی وسیله نقلیه دریایی و پرنده است که با استفاده از اثر متقابل سطح یا ground effect با فاصله کمی از آب و همینطور با سرعت بسیار بالا پرواز میکند و به نحوی روی بالشتکی از هوا روی آب می‌خزد. این وسیله را در دسته ی کشتی‌ها طبقه‌بندی کرده‌اند.</text:p>
      <text:p text:style-name="P1">اکرانوپلان از لحاظ ظاهری شبیه به هواپیماها است ولی بدنه آن مانند بدنه قایق‌های تندرو است. در دسته‌بندی شناورهای دریایی جزو شناورهای آیرودینامیک محسوب می‌شود. این اختراع برای اولین بار در شوروی سابق و در سال ۱۹۶۰ توسط آقای بوریسلاو الکسیو به ثبت رسید. </text:p>
      <text:p text:style-name="P1"/>
      <text:p text:style-name="P1"/>
      <text:p text:style-name="P2">اسلاید ۴</text:p>
      <text:p text:style-name="P2">اکرانوپلان <text:span text:style-name="T1">یا همان هواپیما های اثر سطحی</text:span> برای ایجاد نیروی <text:span text:style-name="T1">LIFT یا برآر</text:span> و پرواز نیاز به حرکت رو به جلو دارد که توسط موتورهای نصب شده در<text:span text:style-name="T1">جلوی</text:span> بدنه تأمین می‌شود. دلیل اصلی استفاده از بال در اکرانوپلان، تلاش برای کاهش نیروی<text:span text:style-name="T1">DRAG</text:span> <text:s/><text:span text:style-name="T1">یا </text:span>پسار ایجاد شده توسط نیروی <text:span text:style-name="T1">LIFT</text:span> است. هرچه نزدیک‌تر به سطح آب حرکت کند، بازده آن بیشتر <text:span text:style-name="T1">میشود</text:span>.</text:p>
      <text:p text:style-name="P2"><text:span text:style-name="T1">و کلاً </text:span>در هواپیماها و وسایل نقلیه بالدار، حرکت جریان هوا از زیر و روی بال باعث <text:span text:style-name="T1">LIFT میشود.</text:span> <text:span text:style-name="T1">اما</text:span>، وقتی جریان‌های زیر و روی هوا در پشت بال به هم می‌رسند، جریان گردابی شکلی از هوا ایجاد می<text:span text:style-name="T1">کنن</text:span>د که باعث ایجاد نیرو<text:span text:style-name="T1">ی DRAG</text:span> می‌شود که و به آن نیروی <text:span text:style-name="T1">DRAG</text:span> ناشی از <text:span text:style-name="T1">LIFT</text:span> <text:span text:style-name="T1">می گویند</text:span>. این نیروی <text:span text:style-name="T1">DRAG</text:span> بخش عمده‌ای از کل نیروی <text:span text:style-name="T1">DRAG</text:span> وارد شده به هواپیما را تشکیل می‌دهد.</text:p>
      <text:p text:style-name="P2"/>
      <text:p text:style-name="P3">اسلاید ۵</text:p>
      <text:p text:style-name="P2"/>
      <text:p text:style-name="P2"><text:s/>هرچه نسبت تناسب بال (نسبت طول به ضخامت بال) بیشتر باشد،<text:span text:style-name="T1">این</text:span> نیروی <text:span text:style-name="T2">DRAG</text:span> کمتر <text:span text:style-name="T2">میشود</text:span>. ب<text:span text:style-name="T2">رای</text:span> همین است که گلایدرها ب<text:span text:style-name="T2">ا</text:span> بالهایی بسیار بلند ولی نازک م<text:span text:style-name="T2">ی سازند</text:span>.</text:p>
      <text:p text:style-name="P2"/>
      <text:p text:style-name="P2">هرچه بال به سطح آب یا زمین نزدیکتر باشد، اختلاف فشار زیر و روی بال بیشتر شده و نیروی <text:span text:style-name="T3">LIFT</text:span> بیشتر <text:span text:style-name="T3">میشود</text:span>. <text:span text:style-name="T3">یعنی</text:span> بالهایی که در نزدیکی سطح زمین یا آب حرکت می‌کنند از نظر بازده م<text:span text:style-name="T3">ثل</text:span> بالهای بسیار دراز و نازکی <text:span text:style-name="T3">اند</text:span> که در ارتفاعات بالاتر حرکت می‌کنند. ب<text:span text:style-name="T3">رای همین</text:span>، بالهای کوتاه اکرانوپلان چون در ارتفاع بسیار پایین از سطح دریا بکار گرفته می‌شود، راندمان بسیار زیادی دارد. برای افزایش بیشتر فشار هوا در بخش زیرین بالها، موتورهای بسیاری از اکرانوپلان‌ها در قسمت جلوی بدنه و با زاویه‌ای خاص نصب می‌شود . <text:span text:style-name="T3">اینطور است که</text:span> <text:span text:style-name="T3">موقع</text:span> کار هوای خروجی از موتور با فشار به زیر بالهای اکرانوپلان حرکت می‌کند و به ایجاد نیروی <text:span text:style-name="T3">LIFT</text:span> کمک می‌کند. </text:p>
      <text:p text:style-name="P2"/>
      <text:p text:style-name="P4">اسلاید ۶</text:p>
      <text:p text:style-name="P4"><text:s text:c="4"/>(A) بال سنتی اکرانوپلان روسی: بال‌هایی که توسط ر<text:span text:style-name="T4">وس ها</text:span> طراحی شد. کوتاهند و در نیمه جلوی اکرانوپلان نصب می‌شوند. برای حفظ تعادل <text:span text:style-name="T4">هم</text:span>، نیاز به باله‌های کوچکتری نیز هست ک<text:span text:style-name="T4">ه </text:span>روی دم اکرانوپلان نصب می‌شوند. بالهای نصب شده روی دم تحت تأثیر اثر<text:span text:style-name="T4">ground effect</text:span> نیستند.</text:p>
      <text:p text:style-name="P4"><text:s text:c="4"/>(B) بال دلتای معکوس: <text:span text:style-name="T4">اولین</text:span> بار توسط الکساندر لیپیش دانشمند آلمانی طراحی شد و در دهه ۱۹۶۰ میلادی به‌طور محدود بر روی اکرانوپلانهای کوچک آزمایش شدند.</text:p>
      <text:p text:style-name="P4"><text:soft-page-break/>(C) جفت بال: برخی اکرانوپلانها به دو بال مجهزن که هر دوی آن‌ها تحت تأثیر اثر متقابل زمین قرار دارند. این بالهای می‌توانند مانند هواپیماهای قدیمی دوباله بر روی هم قرار داشته باشند یا اینکه یکی <text:span text:style-name="T4">پشت آن یکی باشد</text:span>.</text:p>
      <text:p text:style-name="P4"/>
      <text:p text:style-name="P5">اسلاید ۷</text:p>
      <text:p text:style-name="P5"/>
      <text:p text:style-name="P5"/>
      <text:p text:style-name="P6">اسلاید<text:span text:style-name="T6">11</text:span></text:p>
      <text:p text:style-name="P6">اکرانوپلان‌ها در مقایسه با هواپیماهایی که در ارتفاع پایین پرواز می‌کنند سوخت کمتری مصرف می‌کنند، چرا که پرواز در نزدیکی سطح آب باعث کاهش نیروی پسار ایجاد شده توسط نیروی برا می‌گردد. همینطور سرعت اکرانوپلان از کشتی‌هایی که دارای توان مشابه هستند بیشتر است.</text:p>
      <text:p text:style-name="P6"/>
      <text:p text:style-name="P6">اکرانوپلان به خاطر نزدیکی به سطح آب در مقایسه با هواپیما دارای ایمنی بیشتری است زیرا در صورت از کار افتادن موتورها، خطر سقوط مرگبار روی آب وجود ندارد. اما با این حال درصورت از کار افتادن پیشرانه‌ها، اکرانوپلان توانایی کمی برای مانور و تغییر مسیر دارد و امکان تصادف آن با کشتی‌ها یا وسایل ترابری دیگری که در سطح آب و در نزدیکی آن قرار دارند وجود دارد.</text:p>
      <text:p text:style-name="P6"/>
      <text:p text:style-name="P6">اکرانوپلانهای نظامی دارای ویژگیهای مهم دیگری در مقایسه با کشتی‌ها و هواپیماهای نظامی هستند: به دلیل پرواز در ارتفاع پایین، اکرانوپلانها نه تنها از دید رادارها پنهانند، بلکه ابزار شنوایی زیرآبی نیز حرکت آن‌ها را ثبت نمی‌کنند. همچنین به علت خزیدن بالای سطح آب، اکرانوپلانها از گزند مین‌های دریایی نیز در امانند.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2:09:59.422666966</meta:creation-date>
    <dc:date>2022-01-02T12:40:32.995567911</dc:date>
    <meta:editing-duration>PT47M34S</meta:editing-duration>
    <meta:editing-cycles>3</meta:editing-cycles>
    <meta:generator>LibreOffice/7.1.6.2$Linux_X86_64 LibreOffice_project/10$Build-2</meta:generator>
    <meta:document-statistic meta:table-count="0" meta:image-count="0" meta:object-count="0" meta:page-count="2" meta:paragraph-count="19" meta:word-count="661" meta:character-count="3481" meta:non-whitespace-character-count="2826"/>
  </office:meta>
</office:document-meta>
</file>